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2D900003E030000303B523B9830.svm"/>
  <manifest:file-entry manifest:media-type="" manifest:full-path="Pictures/200000C30000211300001B90B6DB086D.svm"/>
  <manifest:file-entry manifest:media-type="" manifest:full-path="Pictures/200001A900003E0300002273D3A5E862.svm"/>
  <manifest:file-entry manifest:media-type="" manifest:full-path="Pictures/200001A900003E0300002273649B8F64.svm"/>
  <manifest:file-entry manifest:media-type="" manifest:full-path="Pictures/2000014900003E0300002273FFB2594A.svm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DejaVu Sans" fo:font-size="12pt" fo:language="sv" fo:country="SE" style:font-name-asian="DejaVu Sans" style:font-size-asian="12pt" style:font-name-complex="DejaVu Sans" style:font-size-complex="12pt"/>
    </style:style>
    <style:style style:name="P2" style:family="paragraph" style:parent-style-name="Standard">
      <style:text-properties style:font-name="DejaVu Sans" fo:font-size="12pt" style:font-name-asian="DejaVu Sans" style:font-size-asian="12pt" style:font-name-complex="DejaVu Sans" style:font-size-complex="12pt"/>
    </style:style>
    <style:style style:name="P3" style:family="paragraph" style:parent-style-name="Standard">
      <style:paragraph-properties fo:break-before="page"/>
      <style:text-properties style:text-position="0% 100%" style:font-name="DejaVu Sans" fo:font-size="12pt" fo:language="sv" fo:country="SE" style:font-name-asian="DejaVu Sans" style:font-size-asian="12pt" style:font-name-complex="DejaVu Sans" style:font-size-complex="12pt"/>
    </style:style>
    <style:style style:name="P4" style:family="paragraph" style:parent-style-name="Standard">
      <style:text-properties style:text-position="0% 100%" style:font-name="DejaVu Sans" fo:font-size="12pt" fo:language="sv" fo:country="SE" style:font-name-asian="DejaVu Sans" style:font-size-asian="12pt" style:font-name-complex="DejaVu Sans" style:font-size-complex="12pt"/>
    </style:style>
    <style:style style:name="T1" style:family="text">
      <style:text-properties style:text-position="sub 58%"/>
    </style:style>
    <style:style style:name="T2" style:family="text">
      <style:text-properties style:text-position="sub 58%" fo:language="sv" fo:country="SE"/>
    </style:style>
    <style:style style:name="T3" style:family="text">
      <style:text-properties style:text-position="0% 100%" fo:language="sv" fo:country="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⁅Moduluppgift 2⁆</text:p>
      <text:p text:style-name="P1"/>
      <text:p text:style-name="P1">Bestäm dem kritiska punkterna till</text:p>
      <text:p text:style-name="P1"/>
      <text:p text:style-name="P1"><draw:frame draw:style-name="fr3" draw:name="Object1" text:anchor-type="as-char" svg:width="4.089cm" svg:height="1.18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Avgör stabilitet och typ hos dessa.</text:p>
      <text:p text:style-name="P1"/>
      <text:p text:style-name="P2"><text:span text:style-name="T3">1. Kritisk punkt: 1 – x² = 0 </text:span>⇔<text:span text:style-name="T3"> x = 1, x = –1</text:span></text:p>
      <text:p text:style-name="P1"/>
      <text:p text:style-name="P1">a)<text:tab/>x = 1</text:p>
      <text:p text:style-name="P1"><text:tab/>y = x = 1</text:p>
      <text:p text:style-name="P1"><text:tab/></text:p>
      <text:p text:style-name="P1"><text:tab/>(1; 1) är en kritisk punkt.</text:p>
      <text:p text:style-name="P1"/>
      <text:p text:style-name="P1">b)<text:tab/>x = –1</text:p>
      <text:p text:style-name="P1"><text:tab/>y = x = –1</text:p>
      <text:p text:style-name="P1"/>
      <text:p text:style-name="P1"><text:tab/>(–1; –1) är en kritisk punkt.</text:p>
      <text:p text:style-name="P1"/>
      <text:p text:style-name="P1">2a)<text:tab/>Linjärisera i punkten (1; 1)</text:p>
      <text:p text:style-name="P1"/>
      <text:p text:style-name="P2"><text:span text:style-name="T3"><text:tab/></text:span><text:span text:style-name="T3"><draw:frame draw:style-name="fr3" draw:name="Object2" text:anchor-type="as-char" svg:width="9.895cm" svg:height="2.623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/>
      <text:p text:style-name="P2"><text:span text:style-name="T3"><text:tab/></text:span><text:span text:style-name="T3"><draw:frame draw:style-name="fr3" draw:name="Object3" text:anchor-type="as-char" svg:width="10.686cm" svg:height="1.166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"/>
      <text:p text:style-name="P2"><text:span text:style-name="T3"><text:tab/>λ</text:span><text:span text:style-name="T2">1</text:span><text:span text:style-name="T3"> = 2, λ</text:span><text:span text:style-name="T2">2</text:span><text:span text:style-name="T3"> = –1</text:span></text:p>
      <text:p text:style-name="P1"/>
      <text:p text:style-name="P2"><text:span text:style-name="T3"><text:tab/>sadelpunkt (signum λ</text:span><text:span text:style-name="T2">1</text:span><text:span text:style-name="T3"> = –signum λ</text:span><text:span text:style-name="T2">2</text:span><text:span text:style-name="T3"> ≠ 0)</text:span></text:p>
      <text:p text:style-name="P1"/>
      <text:p text:style-name="P1">2b)<text:tab/>punkt (–1; –1)</text:p>
      <text:p text:style-name="P1"/>
      <text:p text:style-name="P2"><text:span text:style-name="T3"><text:tab/></text:span><text:span text:style-name="T3"><draw:frame draw:style-name="fr3" draw:name="Object4" text:anchor-type="as-char" svg:width="6.578cm" svg:height="1.282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"/>
      <text:p text:style-name="P2"><text:span text:style-name="T3"><text:tab/></text:span><text:span text:style-name="T3"><draw:frame draw:style-name="fr3" draw:name="Object5" text:anchor-type="as-char" svg:width="10.686cm" svg:height="1.166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"/>
      <text:p text:style-name="P2"><text:span text:style-name="T3"><text:tab/></text:span><text:span text:style-name="T3"><draw:frame draw:style-name="fr3" draw:name="Object6" text:anchor-type="as-char" svg:width="2.619cm" svg:height="1.048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"/>
      <text:p text:style-name="P3"><text:tab/>Instabil<text:tab/>∵ <text:s/>ℜ λ &gt; 0</text:p>
      <text:p text:style-name="P1"><text:tab/>Spiral<text:tab/><text:tab/>∵ <text:s/>ℑ λ ≠ 0</text:p>
      <text:p text:style-name="P1"/>
      <text:p text:style-name="P1"><text:tab/>Åt vilket håll roterar spiralen?</text:p>
      <text:p text:style-name="P1"/>
      <text:p text:style-name="P1"><text:tab/>Tag, till exempel, (–1; –0,9)</text:p>
      <text:p text:style-name="P1"/>
      <text:p text:style-name="P1"><text:tab/>Riktningsvektorn i (–1; –0,9) är</text:p>
      <text:p text:style-name="P1"/>
      <text:p text:style-name="P2"><text:span text:style-name="T3"><text:tab/></text:span><text:span text:style-name="T3"><draw:frame draw:style-name="fr3" draw:name="Object7" text:anchor-type="as-char" svg:width="7.258cm" svg:height="1.281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"><draw:frame draw:style-name="fr1" draw:name="graphics1" text:anchor-type="paragraph" svg:x="1.461cm" svg:y="0.423cm" svg:width="8.467cm" svg:height="7.056cm" draw:z-index="7"><draw:image xlink:href="Pictures/200000C30000211300001B90B6DB086D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⁅Moduluppgift 3⁆</text:p>
      <text:p text:style-name="P1"/>
      <text:p text:style-name="P2"><text:span text:style-name="T3">Visa att {sin nx | n = ℤ</text:span><text:span text:style-name="T1">+</text:span><text:span text:style-name="T3">} utgör en mängd av ortogonala funktioner på</text:span></text:p>
      <text:p text:style-name="P1">intervallet [0; π].</text:p>
      <text:p text:style-name="P1"/>
      <text:p text:style-name="P1">Lösning:</text:p>
      <text:p text:style-name="P1"/>
      <text:p text:style-name="P2"><text:span text:style-name="T3">Vi måste visa att</text:span><text:span text:style-name="T3"><draw:frame draw:style-name="fr3" draw:name="Object8" text:anchor-type="as-char" svg:width="8.717cm" svg:height="1.531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3">för alla m ≠ n.</text:span></text:p>
      <text:p text:style-name="P1"/>
      <text:p text:style-name="P1">Kom ihåg:<text:tab/>cos (α ± β) = cos α · cos β ∓ sin α · sin β</text:p>
      <text:p text:style-name="P1"><text:tab/><text:tab/>sin α · sin β = ½(cos (α – β) – cos (α + β))</text:p>
      <text:p text:style-name="P1"/>
      <text:p text:style-name="P3"><draw:frame draw:style-name="fr3" draw:name="Object9" text:anchor-type="as-char" svg:width="12.651cm" svg:height="1.531cm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<draw:frame draw:style-name="fr3" draw:name="Object10" text:anchor-type="as-char" svg:width="13.153cm" svg:height="1.221cm" draw:z-index="12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/>
      <text:p text:style-name="P1"/>
      <text:p text:style-name="P1">Skriv funktionen sin³ x på intervallet [0; π] som linjärkomination av ovan.</text:p>
      <text:p text:style-name="P1"/>
      <text:p text:style-name="P1">Se Beta sida 128:</text:p>
      <text:p text:style-name="P1"/>
      <text:p text:style-name="P1"><text:tab/><draw:frame draw:style-name="fr3" draw:name="Object11" text:anchor-type="as-char" svg:width="5.283cm" svg:height="1.048cm" draw:z-index="13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>Vi vet att funktionerna kan uttryckas som linjärkombination av linjärt oberoende vektorer bara på ett enda sätt.</text:p>
      <text:p text:style-name="P1"/>
      <text:p text:style-name="P1"/>
      <text:p text:style-name="P1"/>
      <text:p text:style-name="P1">Beräkna Fourierserien av</text:p>
      <text:p text:style-name="P1"/>
      <text:p text:style-name="P1"><text:tab/><draw:frame draw:style-name="fr3" draw:name="Object12" text:anchor-type="as-char" svg:width="5.032cm" svg:height="1.224cm" draw:z-index="14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1"/>
      <text:p text:style-name="P1">Periodisk utvidning:</text:p>
      <text:p text:style-name="P1"><draw:frame draw:style-name="fr2" draw:name="graphics2" text:anchor-type="paragraph" svg:width="15.875cm" svg:height="8.819cm" draw:z-index="9"><draw:image xlink:href="Pictures/2000014900003E0300002273FFB2594A.svm" xlink:type="simple" xlink:show="embed" xlink:actuate="onLoad"/></draw:frame></text:p>
      <text:p text:style-name="P3"/>
      <text:p text:style-name="P1"><draw:frame draw:style-name="fr3" draw:name="Object13" text:anchor-type="as-char" svg:width="9.509cm" svg:height="1.169cm" draw:z-index="22"><draw:object xlink:href="./Object 13" xlink:type="simple" xlink:show="embed" xlink:actuate="onLoad"/><draw:image xlink:href="./ObjectReplacements/Object 13" xlink:type="simple" xlink:show="embed" xlink:actuate="onLoad"/></draw:frame></text:p>
      <text:p text:style-name="P1"/>
      <text:p text:style-name="P1"><text:tab/><text:tab/><text:tab/><text:tab/><text:tab/>ƒ ≃ ℱ(ƒ)<text:tab/>Om ƒ är helt kontinuerlig så är ƒ = ℱ(ƒ),</text:p>
      <text:p text:style-name="P1"><text:tab/><text:tab/><text:tab/><text:tab/><text:tab/><text:tab/><text:tab/>annars så är ƒ ~ ℱ(ƒ).</text:p>
      <text:p text:style-name="P1"/>
      <text:p text:style-name="P1"><draw:frame draw:style-name="fr3" draw:name="Object14" text:anchor-type="as-char" svg:width="10.504cm" svg:height="1.282cm" draw:z-index="17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P1"><draw:frame draw:style-name="fr3" draw:name="Object15" text:anchor-type="as-char" svg:width="10.287cm" svg:height="7.862cm" draw:z-index="23"><draw:object xlink:href="./Object 15" xlink:type="simple" xlink:show="embed" xlink:actuate="onLoad"/><draw:image xlink:href="./ObjectReplacements/Object 15" xlink:type="simple" xlink:show="embed" xlink:actuate="onLoad"/></draw:frame></text:p>
      <text:p text:style-name="P1"/>
      <text:p text:style-name="P1"><text:tab/>Observera att det är blir skillad i a<text:span text:style-name="T1">n</text:span> om n = 0,</text:p>
      <text:p text:style-name="P1"><text:tab/>så för a<text:span text:style-name="T1">n</text:span> så måste n ≠ 0.</text:p>
      <text:p text:style-name="P1"/>
      <text:p text:style-name="P1"/>
      <text:p text:style-name="P1">b<text:span text:style-name="T1">n</text:span> — se facit</text:p>
      <text:p text:style-name="P1"/>
      <text:p text:style-name="P1"/>
      <text:p text:style-name="P1"><draw:frame draw:style-name="fr3" draw:name="Object16" text:anchor-type="as-char" svg:width="9.253cm" svg:height="1.212cm" draw:z-index="24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1"/>
      <text:p text:style-name="P1">ƒ(x) = ℱ(ƒ)(x) för alla x där ƒ är kontinuerlig.</text:p>
      <text:p text:style-name="P1"/>
      <text:p text:style-name="P1"/>
      <text:p text:style-name="P1">I punkterna π + 2kπ, k ∈ ℤ:</text:p>
      <text:p text:style-name="P1"/>
      <text:p text:style-name="P1"><text:tab/><draw:frame draw:style-name="fr3" draw:name="Object17" text:anchor-type="as-char" svg:width="4.486cm" svg:height="1.109cm" draw:z-index="18"><draw:object xlink:href="./Object 17" xlink:type="simple" xlink:show="embed" xlink:actuate="onLoad"/><draw:image xlink:href="./ObjectReplacements/Object 17" xlink:type="simple" xlink:show="embed" xlink:actuate="onLoad"/></draw:frame></text:p>
      <text:p text:style-name="P1"/>
      <text:p text:style-name="P1"/>
      <text:p text:style-name="P1">Exempel: <draw:frame draw:style-name="fr3" draw:name="Object18" text:anchor-type="as-char" svg:width="4.068cm" svg:height="1.101cm" draw:z-index="19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1"><text:soft-page-break/>Visa att<draw:frame draw:style-name="fr3" draw:name="Object19" text:anchor-type="as-char" svg:width="2.205cm" svg:height="1.155cm" draw:z-index="20"><draw:object xlink:href="./Object 19" xlink:type="simple" xlink:show="embed" xlink:actuate="onLoad"/><draw:image xlink:href="./ObjectReplacements/Object 19" xlink:type="simple" xlink:show="embed" xlink:actuate="onLoad"/></draw:frame><text:tab/><text:tab/><text:tab/><text:tab/><text:tab/>(En av Ramanujans formler)</text:p>
      <text:p text:style-name="P1"/>
      <text:p text:style-name="P1"/>
      <text:p text:style-name="P1"><draw:frame draw:style-name="fr3" draw:name="Object20" text:anchor-type="as-char" svg:width="8.07cm" svg:height="1.155cm" draw:z-index="21"><draw:object xlink:href="./Object 20" xlink:type="simple" xlink:show="embed" xlink:actuate="onLoad"/><draw:image xlink:href="./ObjectReplacements/Object 20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3)<text:tab/>Antag att ƒ(x) = x² + 1, <text:s/>0 &lt; x &lt; 3 är utvecklad i</text:p>
      <text:p text:style-name="P1"><text:tab/>a) Fourierserie</text:p>
      <text:p text:style-name="P1"><text:tab/>b) sinus-serie</text:p>
      <text:p text:style-name="P1"><text:tab/>c) cosinus-serie</text:p>
      <text:p text:style-name="P1"/>
      <text:p text:style-name="P1">Ange det värde mot vilket respektive serie konvergerar för x = 0.</text:p>
      <text:p text:style-name="P1"/>
      <text:p text:style-name="P1"/>
      <text:p text:style-name="P1">a)<text:tab/> ℱ<text:tab/>konvergerar 5,5<text:tab/><text:tab/>se bild på nästa sida</text:p>
      <text:p text:style-name="P1"/>
      <text:p text:style-name="P1">b)<text:tab/> ℱ<text:span text:style-name="T1">s</text:span><text:tab/>konvergerar 0<text:tab/><text:tab/>se bild på nästa sida<text:tab/><text:tab/>udda ƒ</text:p>
      <text:p text:style-name="P1"/>
      <text:p text:style-name="P1">c)<text:tab/> ℱ<text:span text:style-name="T1">c</text:span><text:tab/>konvergerar 1<text:tab/><text:tab/>se bild om två sidor<text:tab/><text:tab/>jämna ƒ</text:p>
      <text:p text:style-name="P1"/>
      <text:p text:style-name="P1"/>
      <text:p text:style-name="P1"/>
      <text:p text:style-name="P1">a)</text:p>
      <text:p text:style-name="P1"><draw:frame draw:style-name="fr2" draw:name="graphics3" text:anchor-type="paragraph" svg:width="15.875cm" svg:height="8.819cm" draw:z-index="10"><draw:image xlink:href="Pictures/200001A900003E0300002273D3A5E862.svm" xlink:type="simple" xlink:show="embed" xlink:actuate="onLoad"/></draw:frame></text:p>
      <text:p text:style-name="P1"/>
      <text:p text:style-name="P3">b)</text:p>
      <text:p text:style-name="P1"><draw:frame draw:style-name="fr2" draw:name="graphics5" text:anchor-type="paragraph" svg:width="15.875cm" svg:height="12.347cm" draw:z-index="16"><draw:image xlink:href="Pictures/200002D900003E030000303B523B9830.svm" xlink:type="simple" xlink:show="embed" xlink:actuate="onLoad"/></draw:frame></text:p>
      <text:p text:style-name="P1"/>
      <text:p text:style-name="P1"/>
      <text:p text:style-name="P1">c)</text:p>
      <text:p text:style-name="P1"><draw:frame draw:style-name="fr2" draw:name="graphics4" text:anchor-type="paragraph" svg:width="15.875cm" svg:height="8.819cm" draw:z-index="15"><draw:image xlink:href="Pictures/200001A900003E0300002273649B8F64.svm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7H26M28S</meta:editing-duration>
    <meta:editing-cycles>15</meta:editing-cycles>
    <meta:generator>OpenOffice.org/3.1$Win32 OpenOffice.org_project/310m19$Build-9420</meta:generator>
    <dc:date>2010-10-16T22:14:50.74</dc:date>
    <dc:creator>Mattias </dc:creator>
    <meta:document-statistic meta:table-count="0" meta:image-count="5" meta:object-count="20" meta:page-count="6" meta:paragraph-count="69" meta:word-count="369" meta:character-count="160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i math:fontstyle="normal">x</math:mi>
              <math:mrow>
                <math:mrow>
                  <math:mi math:fontstyle="normal">'</math:mi>
                  <math:mo math:stretchy="false">=</math:mo>
                  <math:mrow>
                    <math:mi math:fontstyle="normal">x</math:mi>
                    <math:mo math:stretchy="false">−</math:mo>
                    <math:mi math:fontstyle="normal">y</math:mi>
                  </math:mrow>
                </math:mrow>
                <math:mo math:stretchy="false">=</math:mo>
                <math:mi math:fontstyle="normal">P</math:mi>
              </math:mrow>
              <math:mrow>
                <math:mo math:stretchy="false">(</math:mo>
                <math:mrow>
                  <math:mi math:fontstyle="normal">x</math:mi>
                  <math:mi math:fontstyle="normal">;</math:mi>
                  <math:mi/>
                  <math:mi math:fontstyle="normal">y</math:mi>
                </math:mrow>
                <math:mo math:stretchy="false">)</math:mo>
              </math:mrow>
            </math:mrow>
          </math:mrow>
        </math:mtr>
        <math:mtr>
          <math:mrow>
            <math:mrow>
              <math:mi math:fontstyle="normal">y</math:mi>
              <math:mrow>
                <math:mrow>
                  <math:mi math:fontstyle="normal">'</math:mi>
                  <math:mo math:stretchy="false">=</math:mo>
                  <math:mrow>
                    <math:mn>1</math:mn>
                    <math:mo math:stretchy="false">−</math:mo>
                    <math:msup>
                      <math:mi math:fontstyle="normal">x</math:mi>
                      <math:mn>2</math:mn>
                    </math:msup>
                  </math:mrow>
                </math:mrow>
                <math:mo math:stretchy="false">=</math:mo>
                <math:mi math:fontstyle="normal">Q</math:mi>
              </math:mrow>
              <math:mrow>
                <math:mo math:stretchy="false">(</math:mo>
                <math:mrow>
                  <math:mi math:fontstyle="normal">x</math:mi>
                  <math:mi math:fontstyle="normal">;</math:mi>
                  <math:mi/>
                  <math:mi math:fontstyle="normal">y</math:mi>
                </math:mrow>
                <math:mo math:stretchy="false">)</math:mo>
              </math:mrow>
            </math:mrow>
          </math:mrow>
        </math:mtr>
      </math:mtable>
    </math:mrow>
    <math:annotation math:encoding="StarMath 5.0">left lbrace stack{alignl x' = x - y = P(x;`y) # alignl y' = 1 - x^2 = Q(x;`y)} right none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frac>
          <math:mrow>
            <math:mn>1</math:mn>
          </math:mrow>
          <math:mrow>
            <math:mn>2</math:mn>
          </math:mrow>
        </math:mfrac>
      </math:mrow>
      <math:mrow>
        <math:msubsup>
          <math:mfenced math:open="[" math:close="]">
            <math:mrow>
              <math:mfrac>
                <math:mrow>
                  <math:mrow>
                    <math:mi>sin</math:mi>
                    <math:mrow>
                      <math:mo math:stretchy="false">(</math:mo>
                      <math:mrow>
                        <math:mrow>
                          <math:mo math:stretchy="false">(</math:mo>
                          <math:mrow>
                            <math:mi math:fontstyle="normal">n</math:mi>
                            <math:mo math:stretchy="false">−</math:mo>
                            <math:mi math:fontstyle="normal">m</math:mi>
                          </math:mrow>
                          <math:mo math:stretchy="false">)</math:mo>
                        </math:mrow>
                        <math:mi math:fontstyle="normal">x</math:mi>
                      </math:mrow>
                      <math:mo math:stretchy="false">)</math:mo>
                    </math:mrow>
                  </math:mrow>
                </math:mrow>
                <math:mrow>
                  <math:mrow>
                    <math:mi math:fontstyle="normal">n</math:mi>
                    <math:mo math:stretchy="false">−</math:mo>
                    <math:mi math:fontstyle="normal">m</math:mi>
                  </math:mrow>
                </math:mrow>
              </math:mfrac>
              <math:mo math:stretchy="false">−</math:mo>
              <math:mfrac>
                <math:mrow>
                  <math:mrow>
                    <math:mi>sin</math:mi>
                    <math:mrow>
                      <math:mo math:stretchy="false">(</math:mo>
                      <math:mrow>
                        <math:mrow>
                          <math:mo math:stretchy="false">(</math:mo>
                          <math:mrow>
                            <math:mi math:fontstyle="normal">n</math:mi>
                            <math:mo math:stretchy="false">+</math:mo>
                            <math:mi math:fontstyle="normal">m</math:mi>
                          </math:mrow>
                          <math:mo math:stretchy="false">)</math:mo>
                        </math:mrow>
                        <math:mi math:fontstyle="normal">x</math:mi>
                      </math:mrow>
                      <math:mo math:stretchy="false">)</math:mo>
                    </math:mrow>
                  </math:mrow>
                </math:mrow>
                <math:mrow>
                  <math:mrow>
                    <math:mi math:fontstyle="normal">n</math:mi>
                    <math:mo math:stretchy="false">+</math:mo>
                    <math:mi math:fontstyle="normal">m</math:mi>
                  </math:mrow>
                </math:mrow>
              </math:mfrac>
            </math:mrow>
          </math:mfenced>
          <math:mn>0</math:mn>
          <math:mi math:fontstyle="normal">π</math:mi>
        </math:msubsup>
        <math:mo math:stretchy="false">=</math:mo>
        <math:mrow>
          <math:mfrac>
            <math:mrow>
              <math:mrow>
                <math:mi>sin</math:mi>
                <math:mrow>
                  <math:mo math:stretchy="false">(</math:mo>
                  <math:mrow>
                    <math:mrow>
                      <math:mo math:stretchy="false">(</math:mo>
                      <math:mrow>
                        <math:mi math:fontstyle="normal">n</math:mi>
                        <math:mo math:stretchy="false">−</math:mo>
                        <math:mi math:fontstyle="normal">m</math:mi>
                      </math:mrow>
                      <math:mo math:stretchy="false">)</math:mo>
                    </math:mrow>
                    <math:mi math:fontstyle="normal">π</math:mi>
                  </math:mrow>
                  <math:mo math:stretchy="false">)</math:mo>
                </math:mrow>
              </math:mrow>
            </math:mrow>
            <math:mrow>
              <math:mrow>
                <math:mn>2</math:mn>
                <math:mrow>
                  <math:mo math:stretchy="false">(</math:mo>
                  <math:mrow>
                    <math:mi math:fontstyle="normal">n</math:mi>
                    <math:mo math:stretchy="false">−</math:mo>
                    <math:mi math:fontstyle="normal">m</math:mi>
                  </math:mrow>
                  <math:mo math:stretchy="false">)</math:mo>
                </math:mrow>
              </math:mrow>
            </math:mrow>
          </math:mfrac>
          <math:mo math:stretchy="false">−</math:mo>
          <math:mfrac>
            <math:mrow>
              <math:mrow>
                <math:mi>sin</math:mi>
                <math:mrow>
                  <math:mo math:stretchy="false">(</math:mo>
                  <math:mrow>
                    <math:mrow>
                      <math:mo math:stretchy="false">(</math:mo>
                      <math:mrow>
                        <math:mi math:fontstyle="normal">n</math:mi>
                        <math:mo math:stretchy="false">+</math:mo>
                        <math:mi math:fontstyle="normal">m</math:mi>
                      </math:mrow>
                      <math:mo math:stretchy="false">)</math:mo>
                    </math:mrow>
                    <math:mi math:fontstyle="normal">π</math:mi>
                  </math:mrow>
                  <math:mo math:stretchy="false">)</math:mo>
                </math:mrow>
              </math:mrow>
            </math:mrow>
            <math:mrow>
              <math:mrow>
                <math:mn>2</math:mn>
                <math:mrow>
                  <math:mo math:stretchy="false">(</math:mo>
                  <math:mrow>
                    <math:mi math:fontstyle="normal">n</math:mi>
                    <math:mo math:stretchy="false">+</math:mo>
                    <math:mi math:fontstyle="normal">m</math:mi>
                  </math:mrow>
                  <math:mo math:stretchy="false">)</math:mo>
                </math:mrow>
              </math:mrow>
            </math:mrow>
          </math:mfrac>
        </math:mrow>
      </math:mrow>
    </math:mrow>
    <math:annotation math:encoding="StarMath 5.0">"" = {{alignc 1} over {alignc 2}} left [ {{alignc sin ((n - m)x)} over {alignc n - m}}  - {{alignc sin ((n + m)x)} over {alignc n + m}} right ] rsup π rsub 0 = {{alignc sin ((n - m)π)} over {alignc 2(n - m)}}  - {{alignc sin ((n + m)π)} over {alignc 2(n + m)}}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p>
        <math:mi>sin</math:mi>
        <math:mn>3</math:mn>
      </math:msup>
      <math:mi/>
      <math:mrow>
        <math:mi math:fontstyle="normal">x</math:mi>
        <math:mo math:stretchy="false">=</math:mo>
        <math:mfrac>
          <math:mrow>
            <math:mn>3</math:mn>
          </math:mrow>
          <math:mrow>
            <math:mn>4</math:mn>
          </math:mrow>
        </math:mfrac>
      </math:mrow>
      <math:mi/>
      <math:mi>sin</math:mi>
      <math:mi/>
      <math:mrow>
        <math:mi math:fontstyle="normal">x</math:mi>
        <math:mo math:stretchy="false">−</math:mo>
        <math:mfrac>
          <math:mrow>
            <math:mn>1</math:mn>
          </math:mrow>
          <math:mrow>
            <math:mn>3</math:mn>
          </math:mrow>
        </math:mfrac>
      </math:mrow>
      <math:mi/>
      <math:mi>sin</math:mi>
      <math:mi/>
      <math:mn>3x</math:mn>
    </math:mrow>
    <math:annotation math:encoding="StarMath 5.0">{

sin^3 `x = {{alignc 3} over {alignc 4}} `sin ` x - {{alignc 1} over {alignc 3}} `sin` 3x

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o math:stretchy="true">{</math:mo>
          <math:mtable>
            <math:mtr>
              <math:mtd>
                <math:mn>0</math:mn>
              </math:mtd>
              <math:mtd>
                <math:mrow>
                  <math:mtext/>
                  <math:mo math:stretchy="false">⇐</math:mo>
                  <math:mtext/>
                </math:mrow>
              </math:mtd>
              <math:mtd>
                <math:mrow>
                  <math:mrow>
                    <math:mrow>
                      <math:mo math:stretchy="false">−</math:mo>
                      <math:mi math:fontstyle="normal">π</math:mi>
                    </math:mrow>
                    <math:mo math:stretchy="false">&lt;</math:mo>
                    <math:mi math:fontstyle="normal">x</math:mi>
                  </math:mrow>
                  <math:mo math:stretchy="false">&lt;</math:mo>
                  <math:mn>0</math:mn>
                </math:mrow>
              </math:mtd>
            </math:mtr>
            <math:mtr>
              <math:mtd>
                <math:msup>
                  <math:mi math:fontstyle="normal">x</math:mi>
                  <math:mn>2</math:mn>
                </math:msup>
              </math:mtd>
              <math:mtd>
                <math:mrow>
                  <math:mtext/>
                  <math:mo math:stretchy="false">⇐</math:mo>
                  <math:mtext/>
                </math:mrow>
              </math:mtd>
              <math:mtd>
                <math:mrow>
                  <math:mrow>
                    <math:mn>0</math:mn>
                    <math:mo math:stretchy="false">≤</math:mo>
                    <math:mi math:fontstyle="normal">x</math:mi>
                  </math:mrow>
                  <math:mo math:stretchy="false">&lt;</math:mo>
                  <math:mi math:fontstyle="normal">π</math:mi>
                </math:mrow>
              </math:mtd>
            </math:mtr>
          </math:mtable>
        </math:mrow>
      </math:mrow>
    </math:mrow>
    <math:annotation math:encoding="StarMath 5.0">ƒ(x) = left lbrace matrix{0 # "" dlarrow "" # -π &lt; x &lt; 0 ## x^2 # "" dlarrow "" # 0 &lt;= x &lt; π} right none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x</math:mi>
          <math:mo math:stretchy="false">)</math:mo>
        </math:mrow>
        <math:mo math:stretchy="false">~</math:mo>
        <math:mi math:fontstyle="normal">ℱ</math:mi>
      </math:mrow>
      <math:mrow>
        <math:mo math:stretchy="false">(</math:mo>
        <math:mi math:fontstyle="normal">ƒ</math:mi>
        <math:mo math:stretchy="false">)</math:mo>
      </math:mrow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frac>
            <math:mrow>
              <math:msub>
                <math:mi math:fontstyle="normal">a</math:mi>
                <math:mn>0</math:mn>
              </math:msub>
            </math:mrow>
            <math:mrow>
              <math:mn>2</math:mn>
            </math:mrow>
          </math:mfrac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fenced math:open="" math:close="">
              <math:mrow>
                <math:msub>
                  <math:mi math:fontstyle="normal">a</math:mi>
                  <math:mi math:fontstyle="normal">n</math:mi>
                </math:msub>
                <math:mi>cos</math:mi>
                <math:mrow>
                  <math:mfrac>
                    <math:mrow>
                      <math:mi>nπx</math:mi>
                    </math:mrow>
                    <math:mrow>
                      <math:mi math:fontstyle="normal">p</math:mi>
                    </math:mrow>
                  </math:mfrac>
                  <math:mo math:stretchy="false">+</math:mo>
                  <math:msub>
                    <math:mi math:fontstyle="normal">b</math:mi>
                    <math:mi math:fontstyle="normal">n</math:mi>
                  </math:msub>
                </math:mrow>
                <math:mi>sin</math:mi>
                <math:mfrac>
                  <math:mrow>
                    <math:mi>nπx</math:mi>
                  </math:mrow>
                  <math:mrow>
                    <math:mi math:fontstyle="normal">p</math:mi>
                  </math:mrow>
                </math:mfrac>
              </math:mrow>
            </math:mfenced>
          </math:mrow>
        </math:mrow>
      </math:mrow>
    </math:mrow>
    <math:annotation math:encoding="StarMath 5.0">ƒ(x) sim ℱ(ƒ)(x) = {{alignc a_0} over {alignc 2}} + sum from {n = 1} to infinity left ( a_n cos {{alignc nπx} over {alignc p}} + b_n sin {{alignc nπx} over {alignc p}} right )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n>0</math:mn>
        </math:msub>
        <math:mo math:stretchy="false">=</math:mo>
        <math:mfrac>
          <math:mrow>
            <math:mn>1</math:mn>
          </math:mrow>
          <math:mrow>
            <math:mi math:fontstyle="normal">p</math:mi>
          </math:mrow>
        </math:mfrac>
      </math:mrow>
      <math:mrow>
        <math:munderover>
          <math:mo math:stretchy="false">∫</math:mo>
          <math:mrow>
            <math:mo math:stretchy="false">−</math:mo>
            <math:mi math:fontstyle="normal">p</math:mi>
          </math:mrow>
          <math:mi math:fontstyle="normal">p</math:mi>
        </math:munderover>
        <math:mi math:fontstyle="normal">ƒ</math:mi>
      </math:mrow>
      <math:mrow>
        <math:mo math:stretchy="false">(</math:mo>
        <math:mi math:fontstyle="normal">x</math:mi>
        <math:mo math:stretchy="false">)</math:mo>
      </math:mrow>
      <math:mrow>
        <math:mi>dx</math:mi>
        <math:mo math:stretchy="false">=</math:mo>
        <math:mfrac>
          <math:mrow>
            <math:mn>1</math:mn>
          </math:mrow>
          <math:mrow>
            <math:mi math:fontstyle="normal">π</math:mi>
          </math:mrow>
        </math:mfrac>
      </math:mrow>
      <math:mrow>
        <math:munderover>
          <math:mo math:stretchy="false">∫</math:mo>
          <math:mrow>
            <math:mo math:stretchy="false">−</math:mo>
            <math:mi math:fontstyle="normal">π</math:mi>
          </math:mrow>
          <math:mi math:fontstyle="normal">π</math:mi>
        </math:munderover>
        <math:mi math:fontstyle="normal">ƒ</math:mi>
      </math:mrow>
      <math:mrow>
        <math:mo math:stretchy="false">(</math:mo>
        <math:mi math:fontstyle="normal">x</math:mi>
        <math:mo math:stretchy="false">)</math:mo>
      </math:mrow>
      <math:mrow>
        <math:mi>dx</math:mi>
        <math:mo math:stretchy="false">=</math:mo>
        <math:mfrac>
          <math:mrow>
            <math:mn>1</math:mn>
          </math:mrow>
          <math:mrow>
            <math:mi math:fontstyle="normal">π</math:mi>
          </math:mrow>
        </math:mfrac>
      </math:mrow>
      <math:mrow>
        <math:munderover>
          <math:mo math:stretchy="false">∫</math:mo>
          <math:mn>0</math:mn>
          <math:mi math:fontstyle="normal">π</math:mi>
        </math:munderover>
        <math:msup>
          <math:mi math:fontstyle="normal">x</math:mi>
          <math:mn>2</math:mn>
        </math:msup>
      </math:mrow>
      <math:mrow>
        <math:mi>dx</math:mi>
        <math:mo math:stretchy="false">=</math:mo>
        <math:mfrac>
          <math:mrow>
            <math:mn>1</math:mn>
          </math:mrow>
          <math:mrow>
            <math:mi math:fontstyle="normal">π</math:mi>
          </math:mrow>
        </math:mfrac>
      </math:mrow>
      <math:mrow>
        <math:msubsup>
          <math:mfenced math:open="[" math:close="]">
            <math:mfrac>
              <math:mrow>
                <math:msup>
                  <math:mi math:fontstyle="normal">x</math:mi>
                  <math:mn>3</math:mn>
                </math:msup>
              </math:mrow>
              <math:mrow>
                <math:mn>3</math:mn>
              </math:mrow>
            </math:mfrac>
          </math:mfenced>
          <math:mn>0</math:mn>
          <math:mi math:fontstyle="normal">π</math:mi>
        </math:msubsup>
        <math:mo math:stretchy="false">=</math:mo>
        <math:mfrac>
          <math:mrow>
            <math:msup>
              <math:mi math:fontstyle="normal">x</math:mi>
              <math:mn>2</math:mn>
            </math:msup>
          </math:mrow>
          <math:mrow>
            <math:mn>3</math:mn>
          </math:mrow>
        </math:mfrac>
      </math:mrow>
    </math:mrow>
    <math:annotation math:encoding="StarMath 5.0">a_ 0 = {{alignc 1} over {alignc p}} int from -p to p ƒ(x) dx = {{alignc 1} over {alignc π}} int from -π to π ƒ(x) dx = {{alignc 1} over {alignc π}} int from 0 to π x^2 dx = {{alignc 1} over {alignc π}} left [ {{alignc x^3} over {alignc 3}} right ] rsub 0 rsup π = {{alignc x^2} over {alignc 3}}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row>
            <math:msub>
              <math:mi math:fontstyle="normal">a</math:mi>
              <math:mi math:fontstyle="normal">n</math:mi>
            </math:msub>
            <math:mrow>
              <math:mi/>
              <math:mo math:stretchy="false">=</math:mo>
              <math:mtext/>
            </math:mrow>
          </math:mrow>
        </math:mtd>
        <math:mtd>
          <math:mrow>
            <math:mfrac>
              <math:mrow>
                <math:mn>1</math:mn>
              </math:mrow>
              <math:mrow>
                <math:mi math:fontstyle="normal">p</math:mi>
              </math:mrow>
            </math:mfrac>
            <math:mrow>
              <math:munderover>
                <math:mo math:stretchy="false">∫</math:mo>
                <math:mrow>
                  <math:mo math:stretchy="false">−</math:mo>
                  <math:mi math:fontstyle="normal">p</math:mi>
                </math:mrow>
                <math:mi math:fontstyle="normal">p</math:mi>
              </math:munderover>
              <math:mi math:fontstyle="normal">ƒ</math:mi>
            </math:mrow>
            <math:mrow>
              <math:mo math:stretchy="false">(</math:mo>
              <math:mi math:fontstyle="normal">x</math:mi>
              <math:mo math:stretchy="false">)</math:mo>
            </math:mrow>
            <math:mi/>
            <math:mi>cos</math:mi>
            <math:mi/>
            <math:mfrac>
              <math:mrow>
                <math:mi>nπx</math:mi>
              </math:mrow>
              <math:mrow>
                <math:mi math:fontstyle="normal">p</math:mi>
              </math:mrow>
            </math:mfrac>
            <math:mi/>
            <math:mi>dx</math:mi>
          </math:mrow>
        </math:mtd>
        <math:mtd>
          <math:mrow>
            <math:mtext/>
            <math:mo math:stretchy="false">=</math:mo>
            <math:mtext/>
          </math:mrow>
        </math:mtd>
      </math:mtr>
      <math:mtr>
        <math:mtd>
          <math:mrow>
            <math:mphantom>
              <math:mstyle>
                <math:mrow>
                  <math:mrow>
                    <math:msub>
                      <math:mi math:fontstyle="normal">a</math:mi>
                      <math:mn>0</math:mn>
                    </math:msub>
                    <math:mi/>
                  </math:mrow>
                </math:mrow>
              </math:mstyle>
            </math:mphantom>
            <math:mo math:stretchy="false">=</math:mo>
            <math:mtext/>
          </math:mrow>
        </math:mtd>
        <math:mtd>
          <math:mrow>
            <math:mfrac>
              <math:mrow>
                <math:mn>1</math:mn>
              </math:mrow>
              <math:mrow>
                <math:mo math:stretchy="false">π</math:mo>
              </math:mrow>
            </math:mfrac>
            <math:mrow>
              <math:munderover>
                <math:mo math:stretchy="false">∫</math:mo>
                <math:mn>0</math:mn>
                <math:mi math:fontstyle="normal">π</math:mi>
              </math:munderover>
              <math:msup>
                <math:mi math:fontstyle="normal">x</math:mi>
                <math:mn>2</math:mn>
              </math:msup>
            </math:mrow>
            <math:mi/>
            <math:mi>cos</math:mi>
            <math:mi/>
            <math:mi>nx</math:mi>
            <math:mi/>
            <math:mi>dx</math:mi>
          </math:mrow>
        </math:mtd>
        <math:mtd>
          <math:mrow>
            <math:mtext/>
            <math:mo math:stretchy="false">=</math:mo>
            <math:mtext/>
          </math:mrow>
        </math:mtd>
      </math:mtr>
      <math:mtr>
        <math:mtd>
          <math:mrow>
            <math:mphantom>
              <math:mstyle>
                <math:mrow>
                  <math:mrow>
                    <math:msub>
                      <math:mi math:fontstyle="normal">a</math:mi>
                      <math:mn>0</math:mn>
                    </math:msub>
                    <math:mi/>
                  </math:mrow>
                </math:mrow>
              </math:mstyle>
            </math:mphantom>
            <math:mo math:stretchy="false">=</math:mo>
            <math:mtext/>
          </math:mrow>
        </math:mtd>
        <math:mtd>
          <math:mfenced math:open="{" math:close="}">
            <math:mtable>
              <math:mtr>
                <math:mtext>Partial integration</math:mtext>
              </math:mtr>
              <math:mtr>
                <math:mrow>
                  <math:mrow>
                    <math:mrow>
                      <math:mtable>
                        <math:mtr>
                          <math:mrow>
                            <math:msub>
                              <math:mi math:fontstyle="normal">u</math:mi>
                              <math:mn>1</math:mn>
                            </math:msub>
                            <math:mo math:stretchy="false">=</math:mo>
                            <math:msup>
                              <math:mi math:fontstyle="normal">x</math:mi>
                              <math:mn>2</math:mn>
                            </math:msup>
                          </math:mrow>
                        </math:mtr>
                        <math:mtr>
                          <math:mrow>
                            <math:msub>
                              <math:mi math:fontstyle="normal">u</math:mi>
                              <math:mn>2</math:mn>
                            </math:msub>
                            <math:mo math:stretchy="false">=</math:mo>
                            <math:mi math:fontstyle="normal">x</math:mi>
                          </math:mrow>
                        </math:mtr>
                      </math:mtable>
                      <math:mi/>
                    </math:mrow>
                    <math:mo math:stretchy="false">∣</math:mo>
                    <math:mrow>
                      <math:mi/>
                      <math:mtable>
                        <math:mtr>
                          <math:mrow>
                            <math:msub>
                              <math:mi math:fontstyle="normal">v</math:mi>
                              <math:mn>1</math:mn>
                            </math:msub>
                            <math:mrow>
                              <math:mi math:fontstyle="normal">'</math:mi>
                              <math:mo math:stretchy="false">=</math:mo>
                              <math:mi>cos</math:mi>
                            </math:mrow>
                            <math:mi/>
                            <math:mi>nx</math:mi>
                          </math:mrow>
                        </math:mtr>
                        <math:mtr>
                          <math:mrow>
                            <math:msub>
                              <math:mi math:fontstyle="normal">v</math:mi>
                              <math:mn>2</math:mn>
                            </math:msub>
                            <math:mrow>
                              <math:mi math:fontstyle="normal">'</math:mi>
                              <math:mo math:stretchy="false">=</math:mo>
                              <math:mfrac>
                                <math:mrow>
                                  <math:mn>1</math:mn>
                                </math:mrow>
                                <math:mrow>
                                  <math:mi math:fontstyle="normal">n</math:mi>
                                </math:mrow>
                              </math:mfrac>
                            </math:mrow>
                            <math:mi/>
                            <math:mi>sin</math:mi>
                            <math:mi/>
                            <math:mi>nx</math:mi>
                          </math:mrow>
                        </math:mtr>
                      </math:mtable>
                    </math:mrow>
                  </math:mrow>
                </math:mrow>
              </math:mtr>
            </math:mtable>
          </math:mfenced>
        </math:mtd>
        <math:mtd>
          <math:mrow>
            <math:mtext/>
            <math:mo math:stretchy="false">=</math:mo>
            <math:mtext/>
          </math:mrow>
        </math:mtd>
      </math:mtr>
      <math:mtr>
        <math:mtd>
          <math:mrow>
            <math:mphantom>
              <math:mstyle>
                <math:mrow>
                  <math:mrow>
                    <math:msub>
                      <math:mi math:fontstyle="normal">a</math:mi>
                      <math:mn>0</math:mn>
                    </math:msub>
                    <math:mi/>
                  </math:mrow>
                </math:mrow>
              </math:mstyle>
            </math:mphantom>
            <math:mo math:stretchy="false">=</math:mo>
            <math:mtext/>
          </math:mrow>
        </math:mtd>
        <math:mtd>
          <math:mrow>
            <math:mfrac>
              <math:mrow>
                <math:mn>1</math:mn>
              </math:mrow>
              <math:mrow>
                <math:mi math:fontstyle="normal">π</math:mi>
              </math:mrow>
            </math:mfrac>
            <math:msubsup>
              <math:mfenced math:open="[" math:close="]">
                <math:mrow>
                  <math:mfrac>
                    <math:mrow>
                      <math:mn>1</math:mn>
                    </math:mrow>
                    <math:mrow>
                      <math:mi math:fontstyle="normal">n</math:mi>
                    </math:mrow>
                  </math:mfrac>
                  <math:msup>
                    <math:mi math:fontstyle="normal">x</math:mi>
                    <math:mn>2</math:mn>
                  </math:msup>
                  <math:mi/>
                  <math:mi>sin</math:mi>
                  <math:mi/>
                  <math:mrow>
                    <math:mi>nx</math:mi>
                    <math:mo math:stretchy="false">+</math:mo>
                    <math:mfrac>
                      <math:mrow>
                        <math:mn>2</math:mn>
                      </math:mrow>
                      <math:mrow>
                        <math:msup>
                          <math:mi math:fontstyle="normal">n</math:mi>
                          <math:mn>2</math:mn>
                        </math:msup>
                      </math:mrow>
                    </math:mfrac>
                  </math:mrow>
                  <math:mfenced math:open="" math:close="">
                    <math:mrow>
                      <math:mi math:fontstyle="normal">x</math:mi>
                      <math:mi/>
                      <math:mi>cos</math:mi>
                      <math:mi/>
                      <math:mrow>
                        <math:mi math:fontstyle="normal">x</math:mi>
                        <math:mo math:stretchy="false">−</math:mo>
                        <math:mfrac>
                          <math:mrow>
                            <math:mn>1</math:mn>
                          </math:mrow>
                          <math:mrow>
                            <math:mi math:fontstyle="normal">n</math:mi>
                          </math:mrow>
                        </math:mfrac>
                      </math:mrow>
                      <math:mi/>
                      <math:mi>sin</math:mi>
                      <math:mi/>
                      <math:mi>nx</math:mi>
                    </math:mrow>
                  </math:mfenced>
                </math:mrow>
              </math:mfenced>
              <math:mn>0</math:mn>
              <math:mi math:fontstyle="normal">π</math:mi>
            </math:msubsup>
          </math:mrow>
        </math:mtd>
        <math:mtd>
          <math:mrow>
            <math:mtext/>
            <math:mo math:stretchy="false">=</math:mo>
            <math:mtext/>
          </math:mrow>
        </math:mtd>
      </math:mtr>
      <math:mtr>
        <math:mtd>
          <math:mrow>
            <math:mphantom>
              <math:mstyle>
                <math:mrow>
                  <math:mrow>
                    <math:msub>
                      <math:mi math:fontstyle="normal">a</math:mi>
                      <math:mn>0</math:mn>
                    </math:msub>
                    <math:mi/>
                  </math:mrow>
                </math:mrow>
              </math:mstyle>
            </math:mphantom>
            <math:mo math:stretchy="false">=</math:mo>
            <math:mtext/>
          </math:mrow>
        </math:mtd>
        <math:mtd>
          <math:mrow>
            <math:mrow>
              <math:mrow>
                <math:mfrac>
                  <math:mrow>
                    <math:mn>1</math:mn>
                  </math:mrow>
                  <math:mrow>
                    <math:mi math:fontstyle="normal">π</math:mi>
                  </math:mrow>
                </math:mfrac>
                <math:mo math:stretchy="false">⋅</math:mo>
                <math:mfrac>
                  <math:mrow>
                    <math:mn>2</math:mn>
                  </math:mrow>
                  <math:mrow>
                    <math:msup>
                      <math:mi math:fontstyle="normal">n</math:mi>
                      <math:mn>2</math:mn>
                    </math:msup>
                  </math:mrow>
                </math:mfrac>
              </math:mrow>
              <math:mo math:stretchy="false">⋅</math:mo>
              <math:mi math:fontstyle="normal">π</math:mi>
            </math:mrow>
            <math:mi/>
            <math:munder>
              <math:munder math:accent="true">
                <math:mrow>
                  <math:mi>cos</math:mi>
                  <math:mi/>
                  <math:mi>nπ</math:mi>
                </math:mrow>
                <math:mo math:stretchy="false"></math:mo>
              </math:munder>
              <math:mstyle math:fontsize="125%">
                <math:mrow>
                  <math:msup>
                    <math:mrow>
                      <math:mo math:stretchy="false">(</math:mo>
                      <math:mrow>
                        <math:mo math:stretchy="false">−</math:mo>
                        <math:mn>1</math:mn>
                      </math:mrow>
                      <math:mo math:stretchy="false">)</math:mo>
                    </math:mrow>
                    <math:mstyle math:fontsize="125%">
                      <math:mrow>
                        <math:mi math:fontstyle="normal">n</math:mi>
                      </math:mrow>
                    </math:mstyle>
                  </math:msup>
                </math:mrow>
              </math:mstyle>
            </math:munder>
            <math:mrow>
              <math:mi/>
              <math:mo math:stretchy="false">=</math:mo>
              <math:mi/>
            </math:mrow>
            <math:mfrac>
              <math:mrow>
                <math:mn>2</math:mn>
              </math:mrow>
              <math:mrow>
                <math:msup>
                  <math:mi math:fontstyle="normal">n</math:mi>
                  <math:mn>2</math:mn>
                </math:msup>
              </math:mrow>
            </math:mfrac>
            <math:msup>
              <math:mrow>
                <math:mo math:stretchy="false">(</math:mo>
                <math:mrow>
                  <math:mo math:stretchy="false">−</math:mo>
                  <math:mn>1</math:mn>
                </math:mrow>
                <math:mo math:stretchy="false">)</math:mo>
              </math:mrow>
              <math:mi math:fontstyle="normal">n</math:mi>
            </math:msup>
          </math:mrow>
        </math:mtd>
        <math:mtd>
          <math:mtext/>
        </math:mtd>
      </math:mtr>
    </math:mtable>
    <math:annotation math:encoding="StarMath 5.0">matrix {

a_n~ =""#  {{alignc 1} over {alignc p}} int from -p to p ƒ(x) `cos` {{alignc nπx} over {alignc p}} ``dx  #""="" ##

phantom {a_0~} =""#  {{alignc 1} over {alignc %pi}} int from 0 to π x^2 `cos` nx ``dx  #""="" ##

phantom {a_0~} =""#  left lbrace stack{"Partial integration" # left none stack{u_1 = x^2 # u_2 = x} ~~ mline ~~ stack{v_1 ' = cos `nx # v_2 ' = {{alignc 1} over {alignc n}}` sin `nx} right none} right rbrace  #""="" ##

phantom {a_0~} =""#  {{alignc 1} over {alignc π}} left [ {{alignc 1} over {alignc n}} x^2 `sin` nx + {{alignc 2} over {alignc n^2}} left (x `cos` x - {{alignc 1} over {alignc n}}` sin` nx right ) right ] sub 0 sup π  #""="" ##

phantom {a_0~} =""#  {{alignc 1} over {alignc π}} cdot {{alignc 2} over {alignc n^2}} cdot π` {{cos` nπ} underbrace {size *1.25 {(-1)^{size *1.25 n}}}} ~~=~~ {{alignc 2} over {alignc n^2}} (-1)^n #""

}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row>
        <math:mo math:stretchy="false">(</math:mo>
        <math:mi math:fontstyle="normal">ƒ</math:mi>
        <math:mo math:stretchy="false">)</math:mo>
      </math:mrow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frac>
            <math:mrow>
              <math:msup>
                <math:mi math:fontstyle="normal">π</math:mi>
                <math:mn>2</math:mn>
              </math:msup>
            </math:mrow>
            <math:mrow>
              <math:mn>6</math:mn>
            </math:mrow>
          </math:mfrac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fenced math:open="" math:close="">
              <math:mrow>
                <math:mrow>
                  <math:msup>
                    <math:mrow>
                      <math:mo math:stretchy="false">(</math:mo>
                      <math:mrow>
                        <math:mo math:stretchy="false">−</math:mo>
                        <math:mn>1</math:mn>
                      </math:mrow>
                      <math:mo math:stretchy="false">)</math:mo>
                    </math:mrow>
                    <math:mi math:fontstyle="normal">n</math:mi>
                  </math:msup>
                  <math:mo math:stretchy="false">⋅</math:mo>
                  <math:mfrac>
                    <math:mrow>
                      <math:mn>2</math:mn>
                    </math:mrow>
                    <math:mrow>
                      <math:msup>
                        <math:mi math:fontstyle="normal">n</math:mi>
                        <math:mn>2</math:mn>
                      </math:msup>
                    </math:mrow>
                  </math:mfrac>
                </math:mrow>
                <math:mi/>
                <math:mi>cos</math:mi>
                <math:mi/>
                <math:mrow>
                  <math:mi>nx</math:mi>
                  <math:mo math:stretchy="false">+</math:mo>
                  <math:msub>
                    <math:mi math:fontstyle="normal">b</math:mi>
                    <math:mi math:fontstyle="normal">n</math:mi>
                  </math:msub>
                </math:mrow>
                <math:mi/>
                <math:mi>sin</math:mi>
                <math:mi/>
                <math:mi>nx</math:mi>
              </math:mrow>
            </math:mfenced>
          </math:mrow>
        </math:mrow>
      </math:mrow>
    </math:mrow>
    <math:annotation math:encoding="StarMath 5.0">ℱ(ƒ)(x) = {{alignc π^2} over {alignc 6}} + sum from {n = 1} to infinity left ( (-1)^n cdot {{alignc 2} over {alignc n^2}} `cos `nx + b_n `sin` nx right )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row>
        <math:mo math:stretchy="false">(</math:mo>
        <math:mi math:fontstyle="normal">ƒ</math:mi>
        <math:mo math:stretchy="false">)</math:mo>
      </math:mrow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frac>
          <math:mrow>
            <math:mrow>
              <math:mi math:fontstyle="normal">ƒ</math:mi>
              <math:mrow>
                <math:mrow>
                  <math:mo math:stretchy="false">(</math:mo>
                  <math:msup>
                    <math:mi math:fontstyle="normal">x</math:mi>
                    <math:mtext>–</math:mtext>
                  </math:msup>
                  <math:mo math:stretchy="false">)</math:mo>
                </math:mrow>
                <math:mo math:stretchy="false">+</math:mo>
                <math:mi math:fontstyle="normal">ƒ</math:mi>
              </math:mrow>
              <math:mrow>
                <math:mo math:stretchy="false">(</math:mo>
                <math:msup>
                  <math:mi math:fontstyle="normal">x</math:mi>
                  <math:mtext>+</math:mtext>
                </math:msup>
                <math:mo math:stretchy="false">)</math:mo>
              </math:mrow>
            </math:mrow>
          </math:mrow>
          <math:mrow>
            <math:mn>2</math:mn>
          </math:mrow>
        </math:mfrac>
      </math:mrow>
    </math:mrow>
    <math:annotation math:encoding="StarMath 5.0">ℱ(ƒ)(x) = {{alignc ƒ(x^"–") + ƒ(x^"+")} over {alignc 2}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row>
        <math:mo math:stretchy="false">(</math:mo>
        <math:mi math:fontstyle="normal">ƒ</math:mi>
        <math:mo math:stretchy="false">)</math:mo>
      </math:mrow>
      <math:mrow>
        <math:mrow>
          <math:mrow>
            <math:mo math:stretchy="false">(</math:mo>
            <math:mi math:fontstyle="normal">x</math:mi>
            <math:mo math:stretchy="false">)</math:mo>
          </math:mrow>
          <math:mo math:stretchy="false">=</math:mo>
          <math:mfrac>
            <math:mrow>
              <math:mrow>
                <math:msup>
                  <math:mi math:fontstyle="normal">π</math:mi>
                  <math:mn>2</math:mn>
                </math:msup>
                <math:mo math:stretchy="false">+</math:mo>
                <math:mn>0</math:mn>
              </math:mrow>
            </math:mrow>
            <math:mrow>
              <math:mn>2</math:mn>
            </math:mrow>
          </math:mfrac>
        </math:mrow>
        <math:mo math:stretchy="false">=</math:mo>
        <math:mfrac>
          <math:mrow>
            <math:msup>
              <math:mi math:fontstyle="normal">π</math:mi>
              <math:mn>2</math:mn>
            </math:msup>
          </math:mrow>
          <math:mrow>
            <math:mn>2</math:mn>
          </math:mrow>
        </math:mfrac>
      </math:mrow>
    </math:mrow>
    <math:annotation math:encoding="StarMath 5.0">ℱ(ƒ)(x) = {{alignc π^2 + 0} over {alignc 2}} = {{alignc π^2} over {alignc 2}}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 math:fontstyle="normal">n</math:mi>
            <math:mo math:stretchy="false">=</math:mo>
            <math:mn>1</math:mn>
          </math:mrow>
          <math:mo math:stretchy="false">∞</math:mo>
        </math:munderover>
        <math:mfrac>
          <math:mrow>
            <math:mn>1</math:mn>
          </math:mrow>
          <math:mrow>
            <math:msup>
              <math:mi math:fontstyle="normal">n</math:mi>
              <math:mn>2</math:mn>
            </math:msup>
          </math:mrow>
        </math:mfrac>
      </math:mrow>
      <math:mo math:stretchy="false">=</math:mo>
      <math:mfrac>
        <math:mrow>
          <math:msup>
            <math:mi math:fontstyle="normal">π</math:mi>
            <math:mn>2</math:mn>
          </math:msup>
        </math:mrow>
        <math:mrow>
          <math:mn>6</math:mn>
        </math:mrow>
      </math:mfrac>
    </math:mrow>
    <math:annotation math:encoding="StarMath 5.0">sum from {n = 1} to infinity {{alignc 1} over {alignc n^2}} = {{alignc π^2} over {alignc 6}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tyle math:fontweight="bold">
            <math:mrow>
              <math:msub>
                <math:mi math:fontstyle="normal">A</math:mi>
                <math:mn>1</math:mn>
              </math:msub>
            </math:mrow>
          </math:mstyle>
          <math:mo math:stretchy="false">=</math:mo>
          <math:msub>
            <math:mfenced math:open="[" math:close="]">
              <math:mfenced math:open="" math:close="">
                <math:mtable>
                  <math:mtr>
                    <math:mtd>
                      <math:mfrac>
                        <math:mrow>
                          <math:mrow>
                            <math:mo math:stretchy="false">∂</math:mo>
                            <math:mi math:fontstyle="normal">P</math:mi>
                          </math:mrow>
                        </math:mrow>
                        <math:mrow>
                          <math:mrow>
                            <math:mo math:stretchy="false">∂</math:mo>
                            <math:mi math:fontstyle="normal">x</math:mi>
                          </math:mrow>
                        </math:mrow>
                      </math:mfrac>
                    </math:mtd>
                    <math:mtd>
                      <math:mfrac>
                        <math:mrow>
                          <math:mrow>
                            <math:mo math:stretchy="false">∂</math:mo>
                            <math:mi math:fontstyle="normal">P</math:mi>
                          </math:mrow>
                        </math:mrow>
                        <math:mrow>
                          <math:mrow>
                            <math:mo math:stretchy="false">∂</math:mo>
                            <math:mi math:fontstyle="normal">y</math:mi>
                          </math:mrow>
                        </math:mrow>
                      </math:mfrac>
                    </math:mtd>
                  </math:mtr>
                  <math:mtr>
                    <math:mtd>
                      <math:mfrac>
                        <math:mrow>
                          <math:mrow>
                            <math:mo math:stretchy="false">∂</math:mo>
                            <math:mi math:fontstyle="normal">Q</math:mi>
                          </math:mrow>
                        </math:mrow>
                        <math:mrow>
                          <math:mrow>
                            <math:mo math:stretchy="false">∂</math:mo>
                            <math:mi math:fontstyle="normal">x</math:mi>
                          </math:mrow>
                        </math:mrow>
                      </math:mfrac>
                    </math:mtd>
                    <math:mtd>
                      <math:mfrac>
                        <math:mrow>
                          <math:mrow>
                            <math:mo math:stretchy="false">∂</math:mo>
                            <math:mi math:fontstyle="normal">Q</math:mi>
                          </math:mrow>
                        </math:mrow>
                        <math:mrow>
                          <math:mrow>
                            <math:mo math:stretchy="false">∂</math:mo>
                            <math:mi math:fontstyle="normal">y</math:mi>
                          </math:mrow>
                        </math:mrow>
                      </math:mfrac>
                    </math:mtd>
                  </math:mtr>
                </math:mtable>
              </math:mfenced>
            </math:mfenced>
            <math:mrow>
              <math:mo math:stretchy="false">(</math:mo>
              <math:mrow>
                <math:mn>1</math:mn>
                <math:mi math:fontstyle="normal">;</math:mi>
                <math:mn>1</math:mn>
              </math:mrow>
              <math:mo math:stretchy="false">)</math:mo>
            </math:mrow>
          </math:msub>
        </math:mrow>
        <math:mo math:stretchy="false">=</math:mo>
        <math:msub>
          <math:mfenced math:open="[" math:close="]">
            <math:mfenced math:open="" math:close="">
              <math:mtable>
                <math:mtr>
                  <math:mtd>
                    <math:mn>1</math:mn>
                  </math:mtd>
                  <math:mtd>
                    <math:mrow>
                      <math:mo math:stretchy="false">−</math:mo>
                      <math:mn>1</math:mn>
                    </math:mrow>
                  </math:mtd>
                </math:mtr>
                <math:mtr>
                  <math:mtd>
                    <math:mrow>
                      <math:mo math:stretchy="false">−</math:mo>
                      <math:mn>2x</math:mn>
                    </math:mrow>
                  </math:mtd>
                  <math:mtd>
                    <math:mn>0</math:mn>
                  </math:mtd>
                </math:mtr>
              </math:mtable>
            </math:mfenced>
          </math:mfenced>
          <math:mrow>
            <math:mo math:stretchy="false">(</math:mo>
            <math:mrow>
              <math:mn>1</math:mn>
              <math:mi math:fontstyle="normal">;</math:mi>
              <math:mn>1</math:mn>
            </math:mrow>
            <math:mo math:stretchy="false">)</math:mo>
          </math:mrow>
        </math:msub>
      </math:mrow>
      <math:mo math:stretchy="false">=</math:mo>
      <math:mfenced math:open="" math:close="">
        <math:mtable>
          <math:mtr>
            <math:mtd>
              <math:mn>1</math:mn>
            </math:mtd>
            <math:mtd>
              <math:mrow>
                <math:mo math:stretchy="false">−</math:mo>
                <math:mn>1</math:mn>
              </math:mrow>
            </math:mtd>
          </math:mtr>
          <math:mtr>
            <math:mtd>
              <math:mrow>
                <math:mo math:stretchy="false">−</math:mo>
                <math:mn>2</math:mn>
              </math:mrow>
            </math:mtd>
            <math:mtd>
              <math:mn>0</math:mn>
            </math:mtd>
          </math:mtr>
        </math:mtable>
      </math:mfenced>
    </math:mrow>
    <math:annotation math:encoding="StarMath 5.0">
{bold A_1} = left [ left ( matrix{
{{alignc partial P} over {alignc partial x}} #
{{alignc partial P} over {alignc partial y}} ##
{{alignc partial Q} over {alignc partial x}} #
{{alignc partial Q} over {alignc partial y}}
} right ) right ]_(1; 1) = left [ left ( matrix{
1 # -1 ## -2x # 0
} right ) right ]_(1; 1) = left ( matrix{
1 # -1 ## -2 # 0
} right )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sup>
                <math:mi math:fontstyle="normal">π</math:mi>
                <math:mn>2</math:mn>
              </math:msup>
            </math:mrow>
            <math:mrow>
              <math:mn>2</math:mn>
            </math:mrow>
          </math:mfrac>
          <math:mo math:stretchy="false">=</math:mo>
          <math:mrow>
            <math:mfrac>
              <math:mrow>
                <math:msup>
                  <math:mi math:fontstyle="normal">π</math:mi>
                  <math:mn>2</math:mn>
                </math:msup>
              </math:mrow>
              <math:mrow>
                <math:mn>6</math:mn>
              </math:mrow>
            </math:mfrac>
            <math:mo math:stretchy="false">+</math:mo>
            <math:mrow>
              <math:mrow>
                <math:mrow>
                  <math:munderover>
                    <math:mo math:stretchy="false">∑</math:mo>
                    <math:mrow>
                      <math:mi math:fontstyle="normal">n</math:mi>
                      <math:mo math:stretchy="false">=</math:mo>
                      <math:mn>1</math:mn>
                    </math:mrow>
                    <math:mo math:stretchy="false">∞</math:mo>
                  </math:munderover>
                  <math:msup>
                    <math:mrow>
                      <math:mo math:stretchy="false">(</math:mo>
                      <math:mrow>
                        <math:mo math:stretchy="false">−</math:mo>
                        <math:mn>1</math:mn>
                      </math:mrow>
                      <math:mo math:stretchy="false">)</math:mo>
                    </math:mrow>
                    <math:mi math:fontstyle="normal">n</math:mi>
                  </math:msup>
                </math:mrow>
                <math:mo math:stretchy="false">⋅</math:mo>
                <math:mfrac>
                  <math:mrow>
                    <math:mn>2</math:mn>
                  </math:mrow>
                  <math:mrow>
                    <math:msup>
                      <math:mi math:fontstyle="normal">n</math:mi>
                      <math:mn>2</math:mn>
                    </math:msup>
                  </math:mrow>
                </math:mfrac>
              </math:mrow>
              <math:mo math:stretchy="false">⋅</math:mo>
              <math:msup>
                <math:mrow>
                  <math:mo math:stretchy="false">(</math:mo>
                  <math:mrow>
                    <math:mo math:stretchy="false">−</math:mo>
                    <math:mn>1</math:mn>
                  </math:mrow>
                  <math:mo math:stretchy="false">)</math:mo>
                </math:mrow>
                <math:mi math:fontstyle="normal">n</math:mi>
              </math:msup>
            </math:mrow>
          </math:mrow>
        </math:mrow>
        <math:mo math:stretchy="false">=</math:mo>
        <math:mrow>
          <math:mfrac>
            <math:mrow>
              <math:msup>
                <math:mi math:fontstyle="normal">π</math:mi>
                <math:mn>2</math:mn>
              </math:msup>
            </math:mrow>
            <math:mrow>
              <math:mn>6</math:mn>
            </math:mrow>
          </math:mfrac>
          <math:mo math:stretchy="false">+</math:mo>
          <math:mn>2</math:mn>
        </math:mrow>
      </math:mrow>
      <math:mrow>
        <math:munderover>
          <math:mo math:stretchy="false">∑</math:mo>
          <math:mrow>
            <math:mi math:fontstyle="normal">n</math:mi>
            <math:mo math:stretchy="false">=</math:mo>
            <math:mn>1</math:mn>
          </math:mrow>
          <math:mo math:stretchy="false">∞</math:mo>
        </math:munderover>
        <math:mfrac>
          <math:mrow>
            <math:mn>1</math:mn>
          </math:mrow>
          <math:mrow>
            <math:msup>
              <math:mi math:fontstyle="normal">n</math:mi>
              <math:mn>2</math:mn>
            </math:msup>
          </math:mrow>
        </math:mfrac>
      </math:mrow>
    </math:mrow>
    <math:annotation math:encoding="StarMath 5.0">{{alignc π^2} over {alignc 2}} = {{alignc π^2} over {alignc 6}} + sum from {n = 1} to infinity (-1)^n cdot {{alignc 2} over {alignc n^2}} cdot (-1)^n = {{alignc π^2} over {alignc 6}} + 2 sum from {n = 1} to infinity {{alignc 1} over {alignc n^2}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det</math:mi>
      <math:mrow>
        <math:mrow>
          <math:mrow>
            <math:mo math:stretchy="false">(</math:mo>
            <math:mrow>
              <math:mrow>
                <math:mstyle math:fontweight="bold">
                  <math:mrow>
                    <math:msub>
                      <math:mi math:fontstyle="normal">A</math:mi>
                      <math:mn>1</math:mn>
                    </math:msub>
                  </math:mrow>
                </math:mstyle>
                <math:mo math:stretchy="false">−</math:mo>
                <math:mi math:fontstyle="normal">λ</math:mi>
              </math:mrow>
              <math:mstyle math:fontweight="bold">
                <math:mrow>
                  <math:mi math:fontstyle="normal">I</math:mi>
                </math:mrow>
              </math:mstyle>
            </math:mrow>
            <math:mo math:stretchy="false">)</math:mo>
          </math:mrow>
          <math:mo math:stretchy="false">=</math:mo>
          <math:mfenced math:open="∣" math:close="∣">
            <math:mtable>
              <math:mtr>
                <math:mtd>
                  <math:mrow>
                    <math:mn>1</math:mn>
                    <math:mo math:stretchy="false">−</math:mo>
                    <math:mi math:fontstyle="normal">λ</math:mi>
                  </math:mrow>
                </math:mtd>
                <math:mtd>
                  <math:mrow>
                    <math:mo math:stretchy="false">−</math:mo>
                    <math:mn>1</math:mn>
                  </math:mrow>
                </math:mtd>
              </math:mtr>
              <math:mtr>
                <math:mtd>
                  <math:mrow>
                    <math:mo math:stretchy="false">−</math:mo>
                    <math:mn>2</math:mn>
                  </math:mrow>
                </math:mtd>
                <math:mtd>
                  <math:mrow>
                    <math:mo math:stretchy="false">−</math:mo>
                    <math:mi math:fontstyle="normal">λ</math:mi>
                  </math:mrow>
                </math:mtd>
              </math:mtr>
            </math:mtable>
          </math:mfenced>
        </math:mrow>
        <math:mo math:stretchy="false">=</math:mo>
        <math:mrow>
          <math:mo math:stretchy="false">(</math:mo>
          <math:mrow>
            <math:mn>1</math:mn>
            <math:mo math:stretchy="false">−</math:mo>
            <math:mi math:fontstyle="normal">λ</math:mi>
          </math:mrow>
          <math:mo math:stretchy="false">)</math:mo>
        </math:mrow>
      </math:mrow>
      <math:mrow>
        <math:mrow>
          <math:mrow>
            <math:mrow>
              <math:mo math:stretchy="false">(</math:mo>
              <math:mrow>
                <math:mo math:stretchy="false">−</math:mo>
                <math:mi math:fontstyle="normal">λ</math:mi>
              </math:mrow>
              <math:mo math:stretchy="false">)</math:mo>
            </math:mrow>
            <math:mo math:stretchy="false">−</math:mo>
            <math:mn>2</math:mn>
          </math:mrow>
          <math:mo math:stretchy="false">=</math:mo>
          <math:mrow>
            <math:mrow>
              <math:msup>
                <math:mi math:fontstyle="normal">λ</math:mi>
                <math:mn>2</math:mn>
              </math:msup>
              <math:mo math:stretchy="false">−</math:mo>
              <math:mi math:fontstyle="normal">λ</math:mi>
            </math:mrow>
            <math:mo math:stretchy="false">−</math:mo>
            <math:mn>2</math:mn>
          </math:mrow>
        </math:mrow>
        <math:mo math:stretchy="false">=</math:mo>
        <math:mn>0</math:mn>
      </math:mrow>
    </math:mrow>
    <math:annotation math:encoding="StarMath 5.0">det ({bold A_1} - λ{bold I}) = left lline matrix{1 -λ # -1 ## -2 # -λ} right rline = (1-λ)(-λ)-2 = λ^2 - λ - 2 = 0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sub>
              <math:mi math:fontstyle="normal">A</math:mi>
              <math:mn>2</math:mn>
            </math:msub>
          </math:mrow>
        </math:mstyle>
        <math:mo math:stretchy="false">=</math:mo>
        <math:msub>
          <math:mfenced math:open="[" math:close="]">
            <math:mfenced math:open="" math:close="">
              <math:mtable>
                <math:mtr>
                  <math:mtd>
                    <math:mn>1</math:mn>
                  </math:mtd>
                  <math:mtd>
                    <math:mrow>
                      <math:mo math:stretchy="false">−</math:mo>
                      <math:mn>1</math:mn>
                    </math:mrow>
                  </math:mtd>
                </math:mtr>
                <math:mtr>
                  <math:mtd>
                    <math:mrow>
                      <math:mo math:stretchy="false">−</math:mo>
                      <math:mn>2x</math:mn>
                    </math:mrow>
                  </math:mtd>
                  <math:mtd>
                    <math:mn>0</math:mn>
                  </math:mtd>
                </math:mtr>
              </math:mtable>
            </math:mfenced>
          </math:mfenced>
          <math:mrow>
            <math:mo math:stretchy="false">(</math:mo>
            <math:mrow>
              <math:mrow>
                <math:mo math:stretchy="false">−</math:mo>
                <math:mn>1</math:mn>
              </math:mrow>
              <math:mi math:fontstyle="normal">;</math:mi>
              <math:mrow>
                <math:mi/>
                <math:mo math:stretchy="false">−</math:mo>
                <math:mn>1</math:mn>
              </math:mrow>
            </math:mrow>
            <math:mo math:stretchy="false">)</math:mo>
          </math:mrow>
        </math:msub>
      </math:mrow>
      <math:mo math:stretchy="false">=</math:mo>
      <math:mfenced math:open="" math:close="">
        <math:mtable>
          <math:mtr>
            <math:mtd>
              <math:mn>1</math:mn>
            </math:mtd>
            <math:mtd>
              <math:mrow>
                <math:mo math:stretchy="false">−</math:mo>
                <math:mn>1</math:mn>
              </math:mrow>
            </math:mtd>
          </math:mtr>
          <math:mtr>
            <math:mtd>
              <math:mn>2</math:mn>
            </math:mtd>
            <math:mtd>
              <math:mn>0</math:mn>
            </math:mtd>
          </math:mtr>
        </math:mtable>
      </math:mfenced>
    </math:mrow>
    <math:annotation math:encoding="StarMath 5.0">{bold A_2} = left [ left ( matrix{
1 # -1 ## -2x # 0
} right ) right ]_(-1;`-1) = left ( matrix{
1 # -1 ## 2 # 0
} right )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det</math:mi>
      <math:mrow>
        <math:mrow>
          <math:mrow>
            <math:mo math:stretchy="false">(</math:mo>
            <math:mrow>
              <math:mrow>
                <math:mstyle math:fontweight="bold">
                  <math:mrow>
                    <math:msub>
                      <math:mi math:fontstyle="normal">A</math:mi>
                      <math:mn>2</math:mn>
                    </math:msub>
                  </math:mrow>
                </math:mstyle>
                <math:mo math:stretchy="false">−</math:mo>
                <math:mi math:fontstyle="normal">λ</math:mi>
              </math:mrow>
              <math:mstyle math:fontweight="bold">
                <math:mrow>
                  <math:mi math:fontstyle="normal">I</math:mi>
                </math:mrow>
              </math:mstyle>
            </math:mrow>
            <math:mo math:stretchy="false">)</math:mo>
          </math:mrow>
          <math:mo math:stretchy="false">=</math:mo>
          <math:mfenced math:open="∣" math:close="∣">
            <math:mtable>
              <math:mtr>
                <math:mtd>
                  <math:mrow>
                    <math:mn>1</math:mn>
                    <math:mo math:stretchy="false">−</math:mo>
                    <math:mi math:fontstyle="normal">λ</math:mi>
                  </math:mrow>
                </math:mtd>
                <math:mtd>
                  <math:mrow>
                    <math:mo math:stretchy="false">−</math:mo>
                    <math:mn>1</math:mn>
                  </math:mrow>
                </math:mtd>
              </math:mtr>
              <math:mtr>
                <math:mtd>
                  <math:mn>2</math:mn>
                </math:mtd>
                <math:mtd>
                  <math:mrow>
                    <math:mo math:stretchy="false">−</math:mo>
                    <math:mi math:fontstyle="normal">λ</math:mi>
                  </math:mrow>
                </math:mtd>
              </math:mtr>
            </math:mtable>
          </math:mfenced>
        </math:mrow>
        <math:mo math:stretchy="false">=</math:mo>
        <math:mrow>
          <math:mo math:stretchy="false">(</math:mo>
          <math:mrow>
            <math:mn>1</math:mn>
            <math:mo math:stretchy="false">−</math:mo>
            <math:mi math:fontstyle="normal">λ</math:mi>
          </math:mrow>
          <math:mo math:stretchy="false">)</math:mo>
        </math:mrow>
      </math:mrow>
      <math:mrow>
        <math:mrow>
          <math:mrow>
            <math:mrow>
              <math:mo math:stretchy="false">(</math:mo>
              <math:mrow>
                <math:mo math:stretchy="false">−</math:mo>
                <math:mi math:fontstyle="normal">λ</math:mi>
              </math:mrow>
              <math:mo math:stretchy="false">)</math:mo>
            </math:mrow>
            <math:mo math:stretchy="false">−</math:mo>
            <math:mn>2</math:mn>
          </math:mrow>
          <math:mo math:stretchy="false">=</math:mo>
          <math:mrow>
            <math:mrow>
              <math:msup>
                <math:mi math:fontstyle="normal">λ</math:mi>
                <math:mn>2</math:mn>
              </math:msup>
              <math:mo math:stretchy="false">−</math:mo>
              <math:mi math:fontstyle="normal">λ</math:mi>
            </math:mrow>
            <math:mo math:stretchy="false">+</math:mo>
            <math:mn>2</math:mn>
          </math:mrow>
        </math:mrow>
        <math:mo math:stretchy="false">=</math:mo>
        <math:mn>0</math:mn>
      </math:mrow>
    </math:mrow>
    <math:annotation math:encoding="StarMath 5.0">det ({bold A_2} - λ {bold I}) = left lline matrix{1 - λ # -1 ## 2 # -λ} right rline = (1-λ)(-λ)-2 = λ^2 - λ + 2 = 0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λ</math:mi>
        <math:mo math:stretchy="false">=</math:mo>
        <math:mrow>
          <math:mfrac>
            <math:mrow>
              <math:mn>1</math:mn>
            </math:mrow>
            <math:mrow>
              <math:mn>2</math:mn>
            </math:mrow>
          </math:mfrac>
          <math:mo math:stretchy="false">±</math:mo>
          <math:mi math:fontstyle="normal">i</math:mi>
        </math:mrow>
      </math:mrow>
      <math:mfrac>
        <math:mrow>
          <math:mn>1</math:mn>
        </math:mrow>
        <math:mrow>
          <math:mn>2</math:mn>
        </math:mrow>
      </math:mfrac>
      <math:msqrt>
        <math:mn>7</math:mn>
      </math:msqrt>
    </math:mrow>
    <math:annotation math:encoding="StarMath 5.0">λ = {{alignc 1} over {alignc 2}} +- i {{alignc 1} over {alignc 2}} sqrt 7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fenced math:open="[" math:close="]">
            <math:mfenced math:open="" math:close="">
              <math:mtable>
                <math:mtr>
                  <math:mrow>
                    <math:mi math:fontstyle="normal">x</math:mi>
                    <math:mo math:stretchy="false">−</math:mo>
                    <math:mi math:fontstyle="normal">y</math:mi>
                  </math:mrow>
                </math:mtr>
                <math:mtr>
                  <math:mrow>
                    <math:mn>1</math:mn>
                    <math:mo math:stretchy="false">−</math:mo>
                    <math:msup>
                      <math:mi math:fontstyle="normal">x</math:mi>
                      <math:mn>2</math:mn>
                    </math:msup>
                  </math:mrow>
                </math:mtr>
              </math:mtable>
            </math:mfenced>
          </math:mfenced>
          <math:mrow>
            <math:mo math:stretchy="false">(</math:mo>
            <math:mrow>
              <math:mrow>
                <math:mo math:stretchy="false">−</math:mo>
                <math:mn>1</math:mn>
              </math:mrow>
              <math:mi math:fontstyle="normal">;</math:mi>
              <math:mrow>
                <math:mi/>
                <math:mo math:stretchy="false">−</math:mo>
                <math:mn>0,9</math:mn>
              </math:mrow>
            </math:mrow>
            <math:mo math:stretchy="false">)</math:mo>
          </math:mrow>
        </math:msub>
        <math:mo math:stretchy="false">=</math:mo>
        <math:mfenced math:open="" math:close="">
          <math:mtable>
            <math:mtr>
              <math:mrow>
                <math:mrow>
                  <math:mo math:stretchy="false">−</math:mo>
                  <math:mn>1</math:mn>
                </math:mrow>
                <math:mo math:stretchy="false">+</math:mo>
                <math:mn>0,9</math:mn>
              </math:mrow>
            </math:mtr>
            <math:mtr>
              <math:mrow>
                <math:mn>1</math:mn>
                <math:mo math:stretchy="false">−</math:mo>
                <math:mn>1</math:mn>
              </math:mrow>
            </math:mtr>
          </math:mtable>
        </math:mfenced>
      </math:mrow>
      <math:mo math:stretchy="false">=</math:mo>
      <math:mfenced math:open="" math:close="">
        <math:mtable>
          <math:mtr>
            <math:mrow>
              <math:mo math:stretchy="false">−</math:mo>
              <math:mn>0,1</math:mn>
            </math:mrow>
          </math:mtr>
          <math:mtr>
            <math:mn>0</math:mn>
          </math:mtr>
        </math:mtable>
      </math:mfenced>
    </math:mrow>
    <math:annotation math:encoding="StarMath 5.0">left [ left ( stack{
x - y # 1 - x^2
} right ) right ]_(-1;` -0,9)
= left ( stack{ -1 + 0,9 # 1 - 1 } right )
= left ( stack{ -0,1 # 0 } right )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(</math:mo>
          <math:mrow>
            <math:mi>sin</math:mi>
            <math:mi/>
            <math:mi>nx</math:mi>
            <math:mi math:fontstyle="normal">;</math:mi>
            <math:mi/>
            <math:mi>sin</math:mi>
            <math:mi/>
            <math:mi>mx</math:mi>
          </math:mrow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n>0</math:mn>
                <math:mi math:fontstyle="normal">π</math:mi>
              </math:munderover>
              <math:mtext/>
            </math:mrow>
          </math:mrow>
        </math:mstyle>
      </math:mrow>
      <math:mi>sin</math:mi>
      <math:mi/>
      <math:mi>nx</math:mi>
      <math:mrow>
        <math:mi/>
        <math:mo math:stretchy="false">⋅</math:mo>
        <math:mi/>
      </math:mrow>
      <math:mi>sin</math:mi>
      <math:mi/>
      <math:mi>mx</math:mi>
      <math:mi/>
      <math:mrow>
        <math:mi>dx</math:mi>
        <math:mo math:stretchy="false">=</math:mo>
        <math:mn>0</math:mn>
      </math:mrow>
    </math:mrow>
    <math:annotation math:encoding="StarMath 5.0">(sin `nx;`sin `mx) = {size *1.25 int from 0 to π ""} sin` nx ``cdot`` sin` mx ``dx = 0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underover>
              <math:mo math:stretchy="false">∫</math:mo>
              <math:mn>0</math:mn>
              <math:mi math:fontstyle="normal">π</math:mi>
            </math:munderover>
            <math:mtext/>
          </math:mrow>
        </math:mrow>
      </math:mstyle>
      <math:mi>sin</math:mi>
      <math:mi/>
      <math:mi>nx</math:mi>
      <math:mrow>
        <math:mi/>
        <math:mo math:stretchy="false">⋅</math:mo>
        <math:mi/>
      </math:mrow>
      <math:mi>sin</math:mi>
      <math:mi/>
      <math:mi>mx</math:mi>
      <math:mi/>
      <math:mrow>
        <math:mi>dx</math:mi>
        <math:mo math:stretchy="false">=</math:mo>
        <math:mfrac>
          <math:mrow>
            <math:mn>1</math:mn>
          </math:mrow>
          <math:mrow>
            <math:mn>2</math:mn>
          </math:mrow>
        </math:mfrac>
      </math:mrow>
      <math:mstyle math:fontsize="125%">
        <math:mrow>
          <math:mrow>
            <math:munderover>
              <math:mo math:stretchy="false">∫</math:mo>
              <math:mn>0</math:mn>
              <math:mi math:fontstyle="normal">π</math:mi>
            </math:munderover>
            <math:mtext/>
          </math:mrow>
        </math:mrow>
      </math:mstyle>
      <math:mfenced math:open="[" math:close="]">
        <math:mrow>
          <math:mi>cos</math:mi>
          <math:mrow>
            <math:mrow>
              <math:mo math:stretchy="false">(</math:mo>
              <math:mrow>
                <math:mrow>
                  <math:mo math:stretchy="false">(</math:mo>
                  <math:mrow>
                    <math:mi math:fontstyle="normal">n</math:mi>
                    <math:mo math:stretchy="false">−</math:mo>
                    <math:mi math:fontstyle="normal">m</math:mi>
                  </math:mrow>
                  <math:mo math:stretchy="false">)</math:mo>
                </math:mrow>
                <math:mi math:fontstyle="normal">x</math:mi>
              </math:mrow>
              <math:mo math:stretchy="false">)</math:mo>
            </math:mrow>
            <math:mo math:stretchy="false">−</math:mo>
            <math:mi>cos</math:mi>
          </math:mrow>
          <math:mrow>
            <math:mo math:stretchy="false">(</math:mo>
            <math:mrow>
              <math:mrow>
                <math:mo math:stretchy="false">(</math:mo>
                <math:mrow>
                  <math:mi math:fontstyle="normal">n</math:mi>
                  <math:mo math:stretchy="false">+</math:mo>
                  <math:mi math:fontstyle="normal">m</math:mi>
                </math:mrow>
                <math:mo math:stretchy="false">)</math:mo>
              </math:mrow>
              <math:mi math:fontstyle="normal">x</math:mi>
            </math:mrow>
            <math:mo math:stretchy="false">)</math:mo>
          </math:mrow>
        </math:mrow>
      </math:mfenced>
      <math:mrow>
        <math:mi>dx</math:mi>
        <math:mo math:stretchy="false">=</math:mo>
        <math:mtext/>
      </math:mrow>
    </math:mrow>
    <math:annotation math:encoding="StarMath 5.0">{size *1.25 int from 0 to π ""} sin `nx ``cdot`` sin `mx ``dx = {{alignc 1} over {alignc 2}} {size *1.25 int from 0 to π ""} left [ cos((n - m)x) - cos((n + m)x) right ] dx = ""</math:annotation>
  </math:semantics>
</math:math>
</file>